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Liberation Sans1" officeooo:rsid="001af3e5" officeooo:paragraph-rsid="001af3e5"/>
    </style:style>
    <style:style style:name="P2" style:family="paragraph" style:parent-style-name="Text_20_body">
      <style:text-properties style:font-name="Liberation Sans1" officeooo:paragraph-rsid="000f3e78"/>
    </style:style>
    <style:style style:name="P3" style:family="paragraph" style:parent-style-name="Text_20_body">
      <style:text-properties style:font-name="Liberation Sans1" officeooo:rsid="000c3824" officeooo:paragraph-rsid="000c3824"/>
    </style:style>
    <style:style style:name="P4" style:family="paragraph" style:parent-style-name="Text_20_body">
      <style:text-properties style:font-name="Liberation Sans1" style:text-underline-style="solid" style:text-underline-width="auto" style:text-underline-color="font-color" officeooo:rsid="000c3824" officeooo:paragraph-rsid="000c3824"/>
    </style:style>
    <style:style style:name="P5" style:family="paragraph" style:parent-style-name="Text_20_body">
      <style:text-properties style:font-name="Liberation Sans1" officeooo:paragraph-rsid="000c3824"/>
    </style:style>
    <style:style style:name="P6" style:family="paragraph" style:parent-style-name="Text_20_body">
      <style:text-properties style:font-name="Liberation Sans1" officeooo:rsid="0014d840" officeooo:paragraph-rsid="0014d840"/>
    </style:style>
    <style:style style:name="P7" style:family="paragraph" style:parent-style-name="Text_20_body">
      <style:text-properties style:font-name="Liberation Sans1" officeooo:rsid="002666aa" officeooo:paragraph-rsid="002666aa"/>
    </style:style>
    <style:style style:name="P8" style:family="paragraph" style:parent-style-name="Heading_20_1">
      <style:text-properties style:font-name="Liberation Sans1"/>
    </style:style>
    <style:style style:name="P9" style:family="paragraph" style:parent-style-name="Heading_20_1">
      <style:text-properties style:font-name="Liberation Sans1" officeooo:rsid="0012b8a1" officeooo:paragraph-rsid="0012b8a1"/>
    </style:style>
    <style:style style:name="P10" style:family="paragraph" style:parent-style-name="Heading_20_1">
      <style:text-properties style:font-name="Liberation Sans1" officeooo:rsid="000c3824" officeooo:paragraph-rsid="000c3824"/>
    </style:style>
    <style:style style:name="P11" style:family="paragraph" style:parent-style-name="Heading_20_3">
      <style:text-properties style:font-name="Liberation Sans1" officeooo:rsid="000c3824" officeooo:paragraph-rsid="000c3824"/>
    </style:style>
    <style:style style:name="P12" style:family="paragraph" style:parent-style-name="Heading_20_3">
      <style:text-properties officeooo:rsid="002d256b" officeooo:paragraph-rsid="002d256b"/>
    </style:style>
    <style:style style:name="P13" style:family="paragraph" style:parent-style-name="Text_20_body" style:list-style-name="L1">
      <style:text-properties style:font-name="Liberation Sans1" officeooo:paragraph-rsid="000f3e78"/>
    </style:style>
    <style:style style:name="P14" style:family="paragraph" style:parent-style-name="Text_20_body" style:list-style-name="L2">
      <style:text-properties style:font-name="Liberation Sans1" officeooo:rsid="000c3824" officeooo:paragraph-rsid="000c3824"/>
    </style:style>
    <style:style style:name="P15" style:family="paragraph" style:parent-style-name="Text_20_body" style:list-style-name="L4">
      <style:text-properties style:font-name="Liberation Sans1" officeooo:rsid="000c3824" officeooo:paragraph-rsid="000c3824"/>
    </style:style>
    <style:style style:name="P16" style:family="paragraph" style:parent-style-name="Text_20_body" style:list-style-name="L3">
      <style:text-properties style:font-name="Liberation Sans1" officeooo:rsid="001c1967" officeooo:paragraph-rsid="001c1967"/>
    </style:style>
    <style:style style:name="P17" style:family="paragraph" style:parent-style-name="Text_20_body" style:list-style-name="L5">
      <style:text-properties style:font-name="Liberation Sans1" officeooo:paragraph-rsid="000c3824"/>
    </style:style>
    <style:style style:name="P18" style:family="paragraph" style:parent-style-name="Text_20_body" style:list-style-name="L6">
      <style:text-properties style:font-name="Liberation Sans1" officeooo:rsid="002517c0" officeooo:paragraph-rsid="002517c0"/>
    </style:style>
    <style:style style:name="P19" style:family="paragraph" style:parent-style-name="Text_20_body">
      <style:text-properties style:font-name="Liberation Sans1" officeooo:rsid="002666aa" officeooo:paragraph-rsid="002666aa"/>
    </style:style>
    <style:style style:name="P20" style:family="paragraph" style:parent-style-name="Text_20_body" style:list-style-name="L6">
      <style:text-properties officeooo:paragraph-rsid="0023cd6a"/>
    </style:style>
    <style:style style:name="P21" style:family="paragraph" style:parent-style-name="Text_20_body" style:list-style-name="L6">
      <style:text-properties officeooo:rsid="002409ee" officeooo:paragraph-rsid="002409ee"/>
    </style:style>
    <style:style style:name="P22" style:family="paragraph" style:parent-style-name="Text_20_body">
      <style:text-properties officeooo:rsid="002be678" officeooo:paragraph-rsid="002be67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f3e78"/>
    </style:style>
    <style:style style:name="T3" style:family="text">
      <style:text-properties style:text-underline-style="solid" style:text-underline-width="auto" style:text-underline-color="font-color" officeooo:rsid="000f842a"/>
    </style:style>
    <style:style style:name="T4" style:family="text">
      <style:text-properties officeooo:rsid="000da4a6"/>
    </style:style>
    <style:style style:name="T5" style:family="text">
      <style:text-properties officeooo:rsid="000c3824"/>
    </style:style>
    <style:style style:name="T6" style:family="text">
      <style:text-properties style:text-underline-style="non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190875"/>
    </style:style>
    <style:style style:name="T10" style:family="text">
      <style:text-properties officeooo:rsid="001b247d"/>
    </style:style>
    <style:style style:name="T11" style:family="text">
      <style:text-properties officeooo:rsid="001b247d" style:font-name-asian="Noto Sans CJK SC Regular" style:font-name-complex="Lohit Devanagari"/>
    </style:style>
    <style:style style:name="T12" style:family="text">
      <style:text-properties officeooo:rsid="001b247d" style:font-name-asian="Liberation Serif" style:font-name-complex="Liberation Serif"/>
    </style:style>
    <style:style style:name="T13" style:family="text">
      <style:text-properties style:font-name="Liberation Sans1"/>
    </style:style>
    <style:style style:name="T14" style:family="text">
      <style:text-properties style:font-name="Liberation Sans1" officeooo:rsid="0023cd6a"/>
    </style:style>
    <style:style style:name="T15" style:family="text">
      <style:text-properties style:font-name="Liberation Sans1" officeooo:rsid="00275132"/>
    </style:style>
    <style:style style:name="T16" style:family="text">
      <style:text-properties style:font-name="Liberation Sans1" officeooo:rsid="002910d4"/>
    </style:style>
    <style:style style:name="T17" style:family="text">
      <style:text-properties style:font-name="Liberation Sans1" officeooo:rsid="000c3824"/>
    </style:style>
    <style:style style:name="T18" style:family="text">
      <style:text-properties style:font-name="Liberation Sans1" fo:font-weight="bold" style:font-weight-asian="bold" style:font-weight-complex="bold"/>
    </style:style>
    <style:style style:name="T19" style:family="text">
      <style:text-properties style:font-name="Liberation Sans1" fo:font-weight="bold" officeooo:rsid="002d256b" style:font-weight-asian="bold" style:font-weight-complex="bold"/>
    </style:style>
    <style:style style:name="T20" style:family="text">
      <style:text-properties style:font-name="Liberation Sans1" fo:font-weight="normal" style:font-weight-asian="normal" style:font-weight-complex="normal"/>
    </style:style>
    <style:style style:name="T21" style:family="text">
      <style:text-properties style:font-name="Liberation Sans1" officeooo:rsid="002a6fa9"/>
    </style:style>
    <style:style style:name="T22" style:family="text">
      <style:text-properties style:font-name="Liberation Sans1" officeooo:rsid="002d256b"/>
    </style:style>
    <style:style style:name="T23" style:family="text">
      <style:text-properties style:font-name="Liberation Sans1"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style:font-name="Liberation Sans1" style:text-underline-style="solid" style:text-underline-width="auto" style:text-underline-color="font-color" fo:font-weight="bold" officeooo:rsid="002d256b" style:font-weight-asian="bold" style:font-weight-complex="bold"/>
    </style:style>
    <style:style style:name="T25" style:family="text">
      <style:text-properties style:font-name="Liberation Sans1" style:text-underline-style="none" fo:font-weight="bold" style:font-weight-asian="bold" style:font-weight-complex="bold"/>
    </style:style>
    <style:style style:name="T26" style:family="text">
      <style:text-properties style:font-name="Liberation Sans1" style:text-underline-style="none" fo:font-weight="bold" officeooo:rsid="002d256b" style:font-weight-asian="bold" style:font-weight-complex="bold"/>
    </style:style>
    <style:style style:name="T27" style:family="text">
      <style:text-properties style:font-name="Liberation Sans1" style:text-underline-style="none" fo:font-weight="normal" style:font-weight-asian="normal" style:font-weight-complex="normal"/>
    </style:style>
    <style:style style:name="T28" style:family="text">
      <style:text-properties style:font-name="Liberation Sans1" style:text-underline-style="none" fo:font-weight="normal" officeooo:rsid="002d256b" style:font-weight-asian="normal" style:font-weight-complex="normal"/>
    </style:style>
    <style:style style:name="T29" style:family="text">
      <style:text-properties style:text-position="super 58%"/>
    </style:style>
    <style:style style:name="T30" style:family="text">
      <style:text-properties style:text-position="super 58%" officeooo:rsid="001c130c"/>
    </style:style>
    <style:style style:name="T31" style:family="text">
      <style:text-properties style:text-position="super 58%" officeooo:rsid="001dff77"/>
    </style:style>
    <style:style style:name="T32" style:family="text">
      <style:text-properties officeooo:rsid="0023cd6a"/>
    </style:style>
    <style:style style:name="T33" style:family="text">
      <style:text-properties officeooo:rsid="002666aa"/>
    </style:style>
    <style:style style:name="T34" style:family="text">
      <style:text-properties officeooo:rsid="002d256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sembles de nombres</text:p>
      <text:h text:style-name="P8" text:outline-level="1">Programme</text:h>
      <text:p text:style-name="P2"><text:span text:style-name="T3">Contenus</text:span><text:span text:style-name="T4"> :</text:span></text:p>
      <text:list xml:id="list1340035073" text:style-name="L1">
        <text:list-item>
          <text:p text:style-name="P13">Ensemble ℝ des nombres réels, droite numérique.</text:p>
        </text:list-item>
        <text:list-item>
          <text:p text:style-name="P13">Intervalles de ℝ. Notations <text:span text:style-name="T10">+</text:span><text:span text:style-name="T12">∞</text:span> et -<text:span text:style-name="T12">∞</text:span><text:span text:style-name="T11">.</text:span></text:p>
        </text:list-item>
        <text:list-item>
          <text:p text:style-name="P13">Représentation de l’intervalle [a - r , a + r] puis caractérisation par la condition |x - a| ⩽ r.</text:p>
        </text:list-item>
        <text:list-item>
          <text:p text:style-name="P13">Ensemble 𝔻 des nombres décimaux. Encadrement décimal d’un nombre réel à 10<text:span text:style-name="T29">-</text:span><text:span text:style-name="T30">n</text:span> près.</text:p>
        </text:list-item>
        <text:list-item>
          <text:p text:style-name="P13">Ensemble ℚ des nombres rationnels. Nombres irrationnels ; exemples fournis par la géométrie, par exemple<draw:frame draw:style-name="fr1" draw:name="Objet1" text:anchor-type="as-char" svg:y="-0.499cm" svg:width="0.7cm" svg:height="0.677cm" draw:z-index="0"><draw:object xlink:href="./Object 1" xlink:type="simple" xlink:show="embed" xlink:actuate="onLoad"/><draw:image xlink:href="./ObjectReplacements/Object 1" xlink:type="simple" xlink:show="embed" xlink:actuate="onLoad"/></draw:frame>et π.</text:p>
        </text:list-item>
        <text:list-item>
          <text:p text:style-name="P13">Notations ℕ et ℤ.</text:p>
        </text:list-item>
      </text:list>
      <text:p text:style-name="P3"><text:span text:style-name="T3">Capacités attendues</text:span> :</text:p>
      <text:list xml:id="list857442512" text:style-name="L2">
        <text:list-item>
          <text:p text:style-name="P14">Associer à chaque point de la droite graduée un unique nombre réel et réciproquement.</text:p>
        </text:list-item>
        <text:list-item>
          <text:p text:style-name="P14">Représenter un intervalle de la droite numérique. Déterminer si un nombre réel appartient à un intervalle donné.</text:p>
        </text:list-item>
        <text:list-item>
          <text:p text:style-name="P14">Donner un encadrement, d’amplitude donnée, d’un nombre réel par des décimaux.</text:p>
        </text:list-item>
        <text:list-item>
          <text:p text:style-name="P14">Dans le cadre de la résolution de problèmes, arrondir en donnant le nombre de chiffres significatifs adapté à la situation étudiée.</text:p>
        </text:list-item>
      </text:list>
      <text:p text:style-name="P3"><text:span text:style-name="T3">Démonstration</text:span> :</text:p>
      <text:list xml:id="list3105573926" text:style-name="L3">
        <text:list-item>
          <text:p text:style-name="P16">Le nombre rationnel<draw:frame draw:style-name="fr1" draw:name="Objet2" text:anchor-type="as-char" svg:y="-0.781cm" svg:width="0.527cm" svg:height="1.321cm" draw:z-index="1"><draw:object xlink:href="./Object 2" xlink:type="simple" xlink:show="embed" xlink:actuate="onLoad"/><draw:image xlink:href="./ObjectReplacements/Object 2" xlink:type="simple" xlink:show="embed" xlink:actuate="onLoad"/></draw:frame>n’est pas décimal.</text:p>
        </text:list-item>
        <text:list-item>
          <text:p text:style-name="P16">Le nombre réel<draw:frame draw:style-name="fr1" draw:name="Objet3" text:anchor-type="as-char" svg:y="-0.499cm" svg:width="0.7cm" svg:height="0.677cm" draw:z-index="2"><draw:object xlink:href="./Object 3" xlink:type="simple" xlink:show="embed" xlink:actuate="onLoad"/><draw:image xlink:href="./ObjectReplacements/Object 3" xlink:type="simple" xlink:show="embed" xlink:actuate="onLoad"/></draw:frame>est irrationnel.</text:p>
        </text:list-item>
      </text:list>
      <text:p text:style-name="P4">Exemple d’algorithme<text:span text:style-name="T6"> :</text:span></text:p>
      <text:list xml:id="list3617384026" text:style-name="L4">
        <text:list-item>
          <text:p text:style-name="P15">Déterminer par balayage un encadrement de 10<text:span text:style-name="T29">-</text:span><text:span text:style-name="T31">n</text:span>.</text:p>
        </text:list-item>
      </text:list>
      <text:p text:style-name="P5"><text:span text:style-name="T2">Approfondissement possible</text:span><text:span text:style-name="T5"> :</text:span></text:p>
      <text:list xml:id="list1846167655" text:style-name="L5">
        <text:list-item>
          <text:p text:style-name="P17">Développement décimal illimité d’un nombre réel.</text:p>
        </text:list-item>
        <text:list-item>
          <text:p text:style-name="P17"><text:soft-page-break/>Observation, sur des exemples, de la périodicité du développement décimal de nombres rationnels, du fait qu’un développement décimal périodique correspond à un rationnel.</text:p>
        </text:list-item>
      </text:list>
      <text:h text:style-name="P9" text:outline-level="1">Objectif<text:span text:style-name="T9">s</text:span> d’apprentissage</text:h>
      <text:p text:style-name="P6">(note : utiliser un verbe d’<text:span text:style-name="T7">action </text:span><text:span text:style-name="T8">!)</text:span></text:p>
      <text:list xml:id="list4138601717" text:style-name="L6">
        <text:list-item>
          <text:p text:style-name="P20"><text:span text:style-name="T14">Reconnaître </text:span><text:span text:style-name="T15">et nommer</text:span><text:span text:style-name="T14"> l’ensemble auquel un nombre appartient.</text:span></text:p>
        </text:list-item>
        <text:list-item>
          <text:p text:style-name="P21"><text:span text:style-name="T14">D</text:span><text:span text:style-name="T13">éterminer l’union et l’intersection de deux ensembles </text:span><text:span text:style-name="T16">fini, ou de deux intervalles.</text:span></text:p>
        </text:list-item>
        <text:list-item>
          <text:p text:style-name="P18">Déterminer si un nombre appartient à un ensemble, si un ensemble est contenu dans un autre.</text:p>
        </text:list-item>
        <text:list-item>
          <text:p text:style-name="P18">Donner l’intervalle correspondant à une inéquation, classique ou avec une valeur absolue.</text:p>
        </text:list-item>
      </text:list>
      <text:h text:style-name="P10" text:outline-level="1">Séances</text:h>
      <text:h text:style-name="P11" text:outline-level="3">Séance 1 : <text:span text:style-name="T33">introduction</text:span></text:h>
      <text:p text:style-name="P7"><text:span text:style-name="T1">Objectif</text:span> : <text:span text:style-name="T32">Reconnaître l’ensemble auquel un nombre appartient.</text:span></text:p>
      <text:p text:style-name="P7">Le but est surtout de développer une intuition des différents ensembles de nombres, et éventuellement de faire un point historique.</text:p>
      <text:h text:style-name="P12" text:outline-level="3">Séance 2</text:h>
      <text:p text:style-name="P22"><text:span text:style-name="T17">D</text:span><text:span text:style-name="T13">éfinition des intervalles de </text:span><text:span text:style-name="T18">R</text:span><text:span text:style-name="T27"> </text:span><text:span text:style-name="T28">par les inéquations</text:span><text:span text:style-name="T20">. R</text:span><text:span text:style-name="T21">evenir </text:span><text:span text:style-name="T22">plus tard </text:span><text:span text:style-name="T21">sur la valeur absolu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9-27T17:56:36.902696724</dc:date>
    <meta:editing-duration>PT1H11M54S</meta:editing-duration>
    <meta:editing-cycles>32</meta:editing-cycles>
    <meta:document-statistic meta:table-count="0" meta:image-count="0" meta:object-count="3" meta:page-count="2" meta:paragraph-count="34" meta:word-count="318" meta:character-count="1981" meta:non-whitespace-character-count="1716"/>
  </office:meta>
</office:document-meta>
</file>

<file path=Object 1/content.xml><?xml version="1.0" encoding="utf-8"?>
<math xmlns="http://www.w3.org/1998/Math/MathML" display="block">
  <semantics>
    <msqrt>
      <mn>2</mn>
    </msqrt>
    <annotation encoding="StarMath 5.0">sqrt { 2 }</annotation>
  </semantics>
</math>
</file>

<file path=Object 2/content.xml><?xml version="1.0" encoding="utf-8"?>
<math xmlns="http://www.w3.org/1998/Math/MathML" display="block">
  <semantics>
    <mfrac>
      <mn>1</mn>
      <mn>3</mn>
    </mfrac>
    <annotation encoding="StarMath 5.0">{1} over {3} </annotation>
  </semantics>
</math>
</file>

<file path=Object 3/content.xml><?xml version="1.0" encoding="utf-8"?>
<math xmlns="http://www.w3.org/1998/Math/MathML" display="block">
  <semantics>
    <msqrt>
      <mn>2</mn>
    </msqrt>
    <annotation encoding="StarMath 5.0">sqrt{ 2 }</annotation>
  </semantics>
</math>
</file>